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5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6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7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8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3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4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8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4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9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663399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5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ce181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8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2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3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5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6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8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</text:span><text:span text:style-name="T6">be able to draw itself, 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float x,y; <text:s/>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float size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float radius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</text:span></text:p>
            <text:p text:style-name="P13"><text:span text:style-name="T10">Circle c; </text:span><text:span text:style-name="T10"><text:line-break/></text:span><text:span text:style-name="T10">myShapes[</text:span><text:span text:style-name="T11">0</text:span><text:span text:style-name="T10">] = c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3">–</text:span><text:span text:style-name="T13">- The Circle and Square will be constructed and then </text:span><text:span text:style-name="T14">sliced</text:span><text:span text:style-name="T13"> to fit inside the Shape objects.</text:span></text:p>
            <text:p text:style-name="P13"><text:span text:style-name="T13"/></text:p>
            <text:p text:style-name="P13"><text:span text:style-name="T13">“</text:span><text:span text:style-name="T10">myShapes[</text:span><text:span text:style-name="T11">0</text:span><text:span text:style-name="T10">] = Circle()</text:span><text:span text:style-name="T13">” copies from the circle, its </text:span><text:span text:style-name="T13">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5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5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6"/></text:p>
            <text:p text:style-name="P13"><text:span text:style-name="T16">When we write:</text:span></text:p>
            <text:p text:style-name="P14"><text:span text:style-name="T17">Circle circle; </text:span><text:span text:style-name="T17"><text:line-break/></text:span><text:span text:style-name="T17">circle.draw(); </text:span></text:p>
            <text:p text:style-name="P14"><text:span text:style-name="T16">The compiler calls </text:span><text:span text:style-name="T18">Circle::draw()</text:span></text:p>
            <text:p text:style-name="P13"><text:span text:style-name="T19"/></text:p>
            <text:p text:style-name="P13"><text:span text:style-name="T19">When we write:</text:span></text:p>
            <text:p text:style-name="P14"><text:span text:style-name="T20">Shape* p = </text:span><text:span text:style-name="T21">new</text:span><text:span text:style-name="T20"> Circle(); </text:span><text:span text:style-name="T20"><text:line-break/></text:span><text:span text:style-name="T20">p-&gt;draw(); </text:span><text:span text:style-name="T20"><text:line-break/></text:span><text:span text:style-name="T19">The compiler calls </text:span><text:span text:style-name="T20">Shape::draw() </text:span><text:span text:style-name="T20"><text:line-break/></text:span><text:span text:style-name="T19">Why? </text:span><text:span text:style-name="T18">*p</text:span><text:span text:style-name="T19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2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22">class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foo();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: </text:span><text:span text:style-name="T23"><text:line-break/></text:span><text:span text:style-name="T22">public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4"><text:span text:style-name="T24">Derived obj; </text:span><text:span text:style-name="T24"><text:line-break/></text:span><text:span text:style-name="T24">obj.foo();</text:span><text:span text:style-name="T24"><text:line-break/></text:span><text:span text:style-name="T16">Calls </text:span><text:span text:style-name="T18">Base::foo()</text:span></text:p>
            <text:p text:style-name="P13"><text:span text:style-name="T19">Derived does not implement this method</text:span></text:p>
            <text:p text:style-name="P13"><text:span text:style-name="T19"/></text:p>
            <text:p text:style-name="P13"><text:span text:style-name="T25">obj.bar();</text:span></text:p>
            <text:p text:style-name="P13"><text:span text:style-name="T19">Calls</text:span><text:span text:style-name="T18"> Derived::bar()</text:span></text:p>
            <text:p text:style-name="P13"><text:span text:style-name="T19">Two implementations, the more specific is used</text:span></text:p>
            <text:p text:style-name="P13"><text:span text:style-name="T19"/></text:p>
          </draw:text-box>
        </draw:frame>
        <draw:line draw:name="מחבר ישר 5" draw:style-name="gr2" draw:text-style-name="P15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6">Derived</text:span><text:span text:style-name="T27"> inherits the method</text:span><text:span text:style-name="T26"> foo() </text:span><text:span text:style-name="T27">from </text:span><text:span text:style-name="T26">Base</text:span></text:p>
            <text:list text:style-name="L5">
              <text:list-item>
                <text:list>
                  <text:list-item>
                    <text:p text:style-name="P16"><text:span text:style-name="T27">The inherited class uses methods of the base </text:span><text:span text:style-name="T27">class</text:span></text:p>
                  </text:list-item>
                </text:list>
              </text:list-item>
            </text:list>
            <text:p text:style-name="P17"><text:span text:style-name="T27"/></text:p>
            <text:p text:style-name="P13"><text:span text:style-name="T26">Derived</text:span><text:span text:style-name="T27"> overrides the implementation of </text:span><text:span text:style-name="T26">bar()</text:span></text:p>
            <text:list text:continue-numbering="true" text:style-name="L5">
              <text:list-item>
                <text:list>
                  <text:list-item>
                    <text:p text:style-name="P16"><text:span text:style-name="T27">This mechanism allows an inherited class to </text:span><text:span text:style-name="T27">specialize the implementation </text:span></text:p>
                  </text:list-item>
                </text:list>
              </text:list-item>
            </text:list>
            <text:p text:style-name="P13"><text:span text:style-name="T27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method to </text:span><text:span text:style-name="T6">call?</text:span></text:p>
            <text:p text:style-name="P13"><text:span text:style-name="T6"/></text:p>
            <text:p text:style-name="P13"><text:span text:style-name="T12">Static Resolution</text:span><text:span text:style-name="T6">:</text:span></text:p>
            <text:p text:style-name="P13"><text:span text:style-name="T6">Based on the type of the </text:span><text:span text:style-name="T28">variable</text:span><text:span text:style-name="T6">.</text:span></text:p>
            <text:list text:style-name="L5">
              <text:list-item>
                <text:list>
                  <text:list-item>
                    <text:p text:style-name="P16"><text:span text:style-name="T12">Not</text:span><text:span text:style-name="T6"> the type of the object!</text:span></text:p>
                  </text:list-item>
                </text:list>
              </text:list-item>
            </text:list>
            <text:p text:style-name="P18"><text:span text:style-name="T6"/></text:p>
            <text:p text:style-name="P13"><text:span text:style-name="T6">The compiler finds the most specific implementation of </text:span><text:span text:style-name="T6">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4"><text:span text:style-name="T29">Circle* circle = </text:span><text:span text:style-name="T30">new</text:span><text:span text:style-name="T29"> Circle(</text:span><text:span text:style-name="T31">1</text:span><text:span text:style-name="T29">,</text:span><text:span text:style-name="T31">1</text:span><text:span text:style-name="T29">,</text:span><text:span text:style-name="T31">2</text:span><text:span text:style-name="T29">); </text:span><text:span text:style-name="T29"><text:line-break/></text:span><text:span text:style-name="T29">Square* square = </text:span><text:span text:style-name="T30">new</text:span><text:span text:style-name="T29"> Square(</text:span><text:span text:style-name="T31">2</text:span><text:span text:style-name="T29">,</text:span><text:span text:style-name="T31">2</text:span><text:span text:style-name="T29">,</text:span><text:span text:style-name="T31">1</text:span><text:span text:style-name="T29">); </text:span><text:span text:style-name="T29"><text:line-break/></text:span><text:span text:style-name="T29">Shape* myShapes[</text:span><text:span text:style-name="T31">2</text:span><text:span text:style-name="T29">]; </text:span><text:span text:style-name="T29"><text:line-break/></text:span><text:span text:style-name="T29">myShapes[</text:span><text:span text:style-name="T31">0</text:span><text:span text:style-name="T29">] = circle; </text:span><text:span text:style-name="T29"><text:line-break/></text:span><text:span text:style-name="T29">myShapes[</text:span><text:span text:style-name="T31">1</text:span><text:span text:style-name="T29">] = square; </text:span></text:p>
            <text:p text:style-name="P14"><text:span text:style-name="T29"><text:line-break/></text:span><text:span text:style-name="T29">circle-&gt;draw(); <text:s text:c="5"/></text:span><text:span text:style-name="T32">// Calls Circle::Draw() </text:span><text:span text:style-name="T32"><text:line-break/></text:span><text:span text:style-name="T29">square-&gt;draw(); <text:s text:c="5"/></text:span><text:span text:style-name="T32">// Calls Square::Draw() </text:span><text:span text:style-name="T32"><text:line-break/></text:span><text:span text:style-name="T29">myShapes[</text:span><text:span text:style-name="T31">0</text:span><text:span text:style-name="T29">]-&gt;draw(); </text:span><text:span text:style-name="T32">// Calls Shape::Draw() </text:span><text:span text:style-name="T32"><text:line-break/></text:span><text:span text:style-name="T29">myShapes[</text:span><text:span text:style-name="T31">1</text:span><text:span text:style-name="T29">]-&gt;draw(); </text:span><text:span text:style-name="T32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x; </text:span><text:span text:style-name="T23"><text:line-break/></text:span><text:span text:style-name="T23">   </text:span><text:span text:style-name="T22">int</text:span><text:span text:style-name="T23"> _a; </text:span><text:span text:style-name="T23"><text:line-break/></text:span><text:span text:style-name="T23">};</text:span></text:p>
            <text:p text:style-name="P13"><text:span text:style-name="T23"><text:line-break/></text:span><text:span text:style-name="T22">class</text:span><text:span text:style-name="T23"> Circle: </text:span></text:p>
            <text:p text:style-name="P13"><text:span text:style-name="T23"><text:s text:c="2"/></text:span><text:span text:style-name="T22">public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z; </text:span><text:span text:style-name="T23"><text:line-break/></text:span><text:span text:style-name="T23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3">Shape</text:span><text:span text:style-name="T17"> s; </text:span><text:span text:style-name="T17"><text:line-break/></text:span><text:span text:style-name="T23">Circle</text:span><text:span text:style-name="T17"> c; </text:span><text:span text:style-name="T17"><text:line-break/></text:span><text:span text:style-name="T17"><text:line-break/></text:span><text:span text:style-name="T17"/></text:p>
            <text:p text:style-name="P14"><text:span text:style-name="T17"><text:line-break/></text:span><text:span text:style-name="T17"/></text:p>
            <text:p text:style-name="P13"><text:span text:style-name="T16"/></text:p>
          </draw:text-box>
        </draw:frame>
        <draw:g draw:name="Group 5">
          <draw:custom-shape draw:name="Rectangle 6" draw:style-name="gr3" draw:text-style-name="P20" draw:layer="layout" svg:width="3.571cm" svg:height="1.384cm" svg:x="15.725cm" svg:y="12.713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0" draw:layer="layout" svg:width="3.571cm" svg:height="1.384cm" svg:x="15.725cm" svg:y="14.093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3.571cm" svg:height="1.384cm" svg:x="15.725cm" svg:y="15.478cm">
            <text:p text:style-name="P19"><text:span text:style-name="T33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0" draw:layer="layout" svg:width="3.571cm" svg:height="1.384cm" svg:x="15.725cm" svg:y="8.14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0" draw:layer="layout" svg:width="3.571cm" svg:height="1.384cm" svg:x="15.725cm" svg:y="9.521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0" draw:layer="layout" svg:width="1.675cm" svg:height="1.777cm" svg:x="14.478cm" svg:y="7.713cm">
          <text:p text:style-name="P19"><text:span text:style-name="T3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0" draw:layer="layout" svg:width="1.675cm" svg:height="1.777cm" svg:x="14.482cm" svg:y="12.316cm">
          <text:p text:style-name="P19"><text:span text:style-name="T3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0" draw:layer="layout" svg:width="3.695cm" svg:height="1.777cm" svg:x="19.841cm" svg:y="13.22cm">
          <text:p text:style-name="P21"><text:span text:style-name="T33">Shape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34">p points to the hidden </text:span></text:p>
            <text:p text:style-name="P14"><text:span text:style-name="T34">“</text:span><text:span text:style-name="T34">Shape” field inside c.</text:span><text:span text:style-name="T10"><text:line-break/></text:span><text:span text:style-name="T35">When using </text:span><text:span text:style-name="T36">*p</text:span><text:span text:style-name="T37">, we treat c</text:span><text:span text:style-name="T36"> </text:span><text:span text:style-name="T37">as though it was a Shape </text:span><text:span text:style-name="T37">object.</text:span></text:p>
            <text:p text:style-name="P13"><text:span text:style-name="T38">The compiler cannot know if </text:span><text:span text:style-name="T39">*p </text:span><text:span text:style-name="T38">is from a derived </text:span><text:span text:style-name="T38">class or not!</text:span></text:p>
          </draw:text-box>
        </draw:frame>
        <draw:g draw:name="קבוצה 13">
          <draw:custom-shape draw:name="Rectangle 12" draw:style-name="gr6" draw:text-style-name="P2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0" draw:layer="layout" svg:width="3.571cm" svg:height="1.384cm" svg:x="17.595cm" svg:y="13.137cm">
              <text:p text:style-name="P19"><text:span text:style-name="T33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0" draw:layer="layout" svg:width="3.571cm" svg:height="1.384cm" svg:x="17.595cm" svg:y="14.517cm">
              <text:p text:style-name="P19"><text:span text:style-name="T33">_a</text:span><text:span text:style-name="T33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0" draw:layer="layout" svg:width="3.571cm" svg:height="1.384cm" svg:x="17.595cm" svg:y="15.901cm">
              <text:p text:style-name="P19"><text:span text:style-name="T33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0" draw:layer="layout" svg:width="1.679cm" svg:height="1.777cm" svg:x="16.071cm" svg:y="12.74cm">
            <text:p text:style-name="P19"><text:span text:style-name="T3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0" draw:layer="layout" svg:width="1.722cm" svg:height="1.777cm" svg:x="16.165cm" svg:y="7.752cm">
            <text:p text:style-name="P19"><text:span text:style-name="T3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2">Static/early resolution</text:span><text:span text:style-name="T6"> </text:span></text:p>
            <text:list text:style-name="L4">
              <text:list-item>
                <text:p text:style-name="P13"><text:span text:style-name="T40">Based on the type of the </text:span><text:span text:style-name="T41">variable.</text:span></text:p>
              </text:list-item>
              <text:list-item>
                <text:p text:style-name="P17"><text:span text:style-name="T40">Determined at </text:span><text:span text:style-name="T41">compile</text:span><text:span text:style-name="T40"> time.</text:span></text:p>
                <text:p text:style-name="P13"><text:span text:style-name="T6"/></text:p>
              </text:list-item>
            </text:list>
            <text:p text:style-name="P13"><text:span text:style-name="T12">Dynamic/late resolution</text:span><text:span text:style-name="T6">:</text:span></text:p>
            <text:list text:continue-numbering="true" text:style-name="L4">
              <text:list-item>
                <text:p text:style-name="P13"><text:span text:style-name="T40">Based on the type of the </text:span><text:span text:style-name="T41">object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40">Determined at </text:span><text:span text:style-name="T41">run</text:span><text:span text:style-name="T40"> time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17"><text:span text:style-name="T42">The </text:span><text:span text:style-name="T22">virtual</text:span><text:span text:style-name="T23"> </text:span><text:span text:style-name="T42">keyword states that the method can be overridden </text:span><text:span text:style-name="T42">in a dynamic manner.</text:span></text:p>
            <text:p text:style-name="P13"><text:span text:style-name="T43">class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 </text:span><text:span text:style-name="T43">virtual void</text:span><text:span text:style-name="T44"> draw() </text:span><text:span text:style-name="T43">const</text:span><text:span text:style-name="T44"><text:line-break/></text:span><text:span text:style-name="T44"> <text:s text:c="3"/>{cout&lt;&lt;</text:span><text:span text:style-name="T45">'h'</text:span><text:span text:style-name="T44">;}</text:span><text:span text:style-name="T44"><text:line-break/></text:span><text:span text:style-name="T43"> 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3">class</text:span><text:span text:style-name="T44"> Squar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irtual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q'</text:span><text:span text:style-name="T44">;}</text:span></text:p>
            <text:p text:style-name="P13"><text:span text:style-name="T43"><text:s/></text:span><text:span text:style-name="T43">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4"/></text:p>
          </draw:text-box>
        </draw:frame>
        <draw:line draw:name="מחבר ישר 6" draw:style-name="gr2" draw:text-style-name="P15" draw:layer="layout" svg:x1="12.065cm" svg:y1="5.334cm" svg:x2="12.066cm" svg:y2="18.415cm">
          <text:p/>
        </draw:line>
        <draw:frame presentation:style-name="pr18" draw:text-style-name="P23" draw:layer="layout" svg:width="12.186cm" svg:height="6.615cm" svg:x="12.96cm" svg:y="9.398cm">
          <draw:text-box>
            <text:p text:style-name="P13"><text:span text:style-name="T43">class</text:span><text:span text:style-name="T44"> Circl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c'</text:span><text:span text:style-name="T44">;}</text:span><text:span text:style-name="T44"><text:line-break/></text:span><text:span text:style-name="T43">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</text:span><text:span text:style-name="T6">methods gives the desired result:</text:span></text:p>
            <text:p text:style-name="P13"><text:span text:style-name="T6"/></text:p>
            <text:p text:style-name="P14"><text:span text:style-name="T10">Shape* s=</text:span><text:span text:style-name="T15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6">Base </text:span><text:span text:style-name="T27">defines a </text:span><text:span text:style-name="T46">virtual</text:span><text:span text:style-name="T47"> method </text:span><text:span text:style-name="T26">foo() <text:s/></text:span></text:p>
            <text:p text:style-name="P13"><text:span text:style-name="T27">The resolution of</text:span><text:span text:style-name="T26"> foo() </text:span><text:span text:style-name="T27">is dynamic in </text:span><text:span text:style-name="T48">all </text:span><text:span text:style-name="T27">subclasses </text:span><text:span text:style-name="T27">of </text:span><text:span text:style-name="T26">Base.</text:span></text:p>
            <text:list text:style-name="L5">
              <text:list-item>
                <text:list>
                  <text:list-item>
                    <text:p text:style-name="P16"><text:span text:style-name="T27">If the subclass </text:span><text:span text:style-name="T26">Derived</text:span><text:span text:style-name="T27"> overrides </text:span><text:span text:style-name="T26">foo(), </text:span><text:span text:style-name="T27">then </text:span><text:span text:style-name="T26">Derived::foo() </text:span><text:span text:style-name="T27">is called</text:span></text:p>
                  </text:list-item>
                  <text:list-item>
                    <text:p text:style-name="P16"><text:span text:style-name="T27">If not, </text:span><text:span text:style-name="T26">Base::foo() </text:span><text:span text:style-name="T27">is called 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&amp;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0" draw:layer="layout" svg:width="10.794cm" svg:height="17.525cm" svg:x="14.098cm" svg:y="1.27cm">
          <text:p text:style-name="P19"><text:span text:style-name="T50">int</text:span><text:span text:style-name="T51"> main() </text:span><text:span text:style-name="T51"><text:line-break/></text:span><text:span text:style-name="T51">{ </text:span></text:p>
          <text:p text:style-name="P19"><text:span text:style-name="T51"><text:s text:c="3"/></text:span><text:span text:style-name="T51">Derived d; </text:span></text:p>
          <text:p text:style-name="P19"><text:span text:style-name="T51"/></text:p>
          <text:p text:style-name="P24"><text:span text:style-name="T52"><text:s text:c="3"/></text:span><text:span text:style-name="T52">Base b = d; <text:s/></text:span><text:span text:style-name="T52"><text:line-break/></text:span><text:span text:style-name="T52">   b.f(); </text:span><text:span text:style-name="T53">//B</text:span><text:span text:style-name="T52"><text:line-break/></text:span><text:span text:style-name="T51">   </text:span></text:p>
          <text:p text:style-name="P24"><text:span text:style-name="T51"><text:s text:c="3"/></text:span><text:span text:style-name="T51">Base&amp; bref= d; </text:span><text:span text:style-name="T51"><text:line-break/></text:span><text:span text:style-name="T51">   bref.f(); </text:span><text:span text:style-name="T54">//D</text:span></text:p>
          <text:p text:style-name="P24"><text:span text:style-name="T51">   </text:span></text:p>
          <text:p text:style-name="P24"><text:span text:style-name="T51"><text:s text:c="3"/></text:span><text:span text:style-name="T51">Base* bp = &amp;d; </text:span><text:span text:style-name="T51"><text:line-break/></text:span><text:span text:style-name="T51"> <text:s text:c="2"/>bp-&gt;f(); </text:span><text:span text:style-name="T54">//D</text:span></text:p>
          <text:p text:style-name="P19"><text:span text:style-name="T54"/></text:p>
          <text:p text:style-name="P19"><text:span text:style-name="T55"><text:s text:c="3"/></text:span><text:span text:style-name="T55">Base b1;</text:span><text:span text:style-name="T54"><text:line-break/></text:span><text:span text:style-name="T51"> <text:s text:c="2"/>// Derived d1 = b1;</text:span></text:p>
          <text:p text:style-name="P19"><text:span text:style-name="T51"><text:s text:c="3"/></text:span><text:span text:style-name="T51">// won’t compile</text:span></text:p>
          <text:p text:style-name="P19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0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6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7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) { 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7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18">d.g() </text:span></text:p>
            <text:p text:style-name="P13"><text:span text:style-name="T18">}</text:span></text:p>
            <text:p text:style-name="P13"><text:span text:style-name="T19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</text:span><text:span text:style-name="T4">that calls virtual </text:span><text:span text:style-name="T4">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6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7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</text:span><text:span text:style-name="T58">Base* </text:span><text:span text:style-name="T58">this</text:span><text:span text:style-name="T18">) {</text:span><text:span text:style-name="T58">this-&gt;</text:span><text:span text:style-name="T18">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</text:span><text:span text:style-name="T18">Base {</text:span></text:p>
            <text:p text:style-name="P13"><text:span text:style-name="T18"><text:s text:c="2"/></text:span><text:span text:style-name="T21">void </text:span><text:span text:style-name="T18">f() { cout&lt;&lt;</text:span><text:span text:style-name="T57"> </text:span><text:span text:style-name="T57">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58">Base::</text:span><text:span text:style-name="T18">g(</text:span><text:span text:style-name="T58">&amp;d</text:span><text:span text:style-name="T18">) </text:span></text:p>
            <text:p text:style-name="P13"><text:span text:style-name="T18">}</text:span></text:p>
            <text:p text:style-name="P13"><text:span text:style-name="T19">...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Base() { f(); }</text:span></text:p>
            <text:p text:style-name="P13"><text:span text:style-name="T18"><text:s text:c="2"/></text:span><text:span text:style-name="T59">virtual void </text:span><text:span text:style-name="T18">f(){ cout&lt;&lt;“Base”&lt;&lt;endl;}</text:span></text:p>
            <text:p text:style-name="P13"><text:span text:style-name="T18">};</text:span></text:p>
            <text:p text:style-name="P13"><text:span text:style-name="T59">struct</text:span><text:span text:style-name="T18"> Derived: </text:span><text:span text:style-name="T59">public</text:span><text:span text:style-name="T18"> Base {</text:span></text:p>
            <text:p text:style-name="P13"><text:span text:style-name="T18"><text:s text:c="2"/></text:span><text:span text:style-name="T59">virtual void </text:span><text:span text:style-name="T18">f(){ cout&lt;&lt;“Derived”&lt;&lt;endl;}</text:span></text:p>
            <text:p text:style-name="P13"><text:span text:style-name="T18">};</text:span></text:p>
            <text:p text:style-name="P13"><text:span text:style-name="T59">int</text:span><text:span text:style-name="T18"> main(){</text:span></text:p>
            <text:p text:style-name="P13"><text:span text:style-name="T18"><text:s text:c="2"/></text:span><text:span text:style-name="T18">Derived d; </text:span><text:span text:style-name="T60">// would print “Base”</text:span></text:p>
            <text:p text:style-name="P13"><text:span text:style-name="T60">}</text:span></text:p>
            <text:p text:style-name="P13"><text:span text:style-name="T61">Why? Because when Base() is called, Derived is not </text:span><text:span text:style-name="T61">constructed yet! <text:s text:c="3"/></text:span><text:span text:style-name="T62"><text:a xlink:href="https://stackoverflow.com/q/962132/827927" xlink:type="simple">https://stackoverflow.com/q/962132/827927</text:a></text:span><text:span text:style-name="T62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~Base() { f(); }</text:span></text:p>
            <text:p text:style-name="P13"><text:span text:style-name="T18"><text:s text:c="2"/></text:span><text:span text:style-name="T59">virtual void </text:span><text:span text:style-name="T18">f() { cout&lt;&lt;“Base”&lt;&lt;endl;}</text:span></text:p>
            <text:p text:style-name="P13"><text:span text:style-name="T18">};</text:span></text:p>
            <text:p text:style-name="P13"><text:span text:style-name="T59">struct</text:span><text:span text:style-name="T18"> Derived: </text:span><text:span text:style-name="T59">public</text:span><text:span text:style-name="T18"> Base {</text:span></text:p>
            <text:p text:style-name="P13"><text:span text:style-name="T18"><text:s text:c="2"/></text:span><text:span text:style-name="T59">virtual void </text:span><text:span text:style-name="T18">f() { cout&lt;&lt;“Derived”&lt;&lt;endl;}</text:span></text:p>
            <text:p text:style-name="P13"><text:span text:style-name="T18">};</text:span></text:p>
            <text:p text:style-name="P13"><text:span text:style-name="T59">int</text:span><text:span text:style-name="T18"> main(){</text:span></text:p>
            <text:p text:style-name="P13"><text:span text:style-name="T18"><text:s text:c="2"/></text:span><text:span text:style-name="T18">Derived d; </text:span><text:span text:style-name="T60">// would print “Base”</text:span></text:p>
            <text:p text:style-name="P13"><text:span text:style-name="T60">}</text:span></text:p>
            <text:p text:style-name="P13"><text:span text:style-name="T61">Why? Because when ~Base() is called, Derived is already </text:span><text:span text:style-name="T61">destructed! <text:s text:c="3"/></text:span><text:span text:style-name="T62"><text:a xlink:href="https://stackoverflow.com/q/962132/827927" xlink:type="simple">https://stackoverflow.com/q/962132/827927</text:a></text:span></text:p>
            <text:p text:style-name="P13"><text:span text:style-name="T18"/></text:p>
            <text:p text:style-name="P13"><text:span text:style-name="T63"/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6"><text:span text:style-name="T6">When calling a method, polymorphism will take place </text:span><text:span text:style-name="T6">if:</text:span></text:p>
            <text:list text:style-name="L6">
              <text:list-item>
                <text:list>
                  <text:list-item>
                    <text:p text:style-name="P27"><text:span text:style-name="T6"><text:s/></text:span><text:span text:style-name="T6">We call a method through pointer or reference to a </text:span><text:span text:style-name="T6">base class that actually points to a derived object.</text:span></text:p>
                  </text:list-item>
                  <text:list-item>
                    <text:p text:style-name="P27"><text:span text:style-name="T6"><text:s/></text:span><text:span text:style-name="T6">The method must be virtual in the base.</text:span></text:p>
                  </text:list-item>
                  <text:list-item>
                    <text:p text:style-name="P27"><text:span text:style-name="T6"><text:s/></text:span><text:span text:style-name="T6">We are not in ctor / dtor</text:span></text:p>
                  </text:list-item>
                  <text:list-item>
                    <text:p text:style-name="P27"><text:span text:style-name="T6"><text:s/></text:span><text:span text:style-name="T6">The derived class must override the base method </text:span><text:span text:style-name="T6">with exactly the same signature </text:span><text:span text:style-name="T6"><text:line-break/></text:span><text:span text:style-name="T42">(C++11 put </text:span><text:span text:style-name="T64">override</text:span><text:span text:style-name="T42"> between () and { } to check that the </text:span><text:span text:style-name="T42">method really overrides in compile time)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Solution:</text:span></text:p>
            <text:list text:style-name="L5">
              <text:list-item>
                <text:list>
                  <text:list-item>
                    <text:p text:style-name="P16"><text:span text:style-name="T40">Each object has a </text:span><text:span text:style-name="T65">single </text:span><text:span text:style-name="T40">pointer to an array of function </text:span><text:span text:style-name="T40">pointers.</text:span></text:p>
                  </text:list-item>
                  <text:list-item>
                    <text:p text:style-name="P16"><text:span text:style-name="T40">This array contains pointers to the appropriate 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6"><text:span text:style-name="T40">For each class, we store one table.</text:span></text:p>
                  </text:list-item>
                  <text:list-item>
                    <text:p text:style-name="P16"><text:span text:style-name="T40">Each object contains one field that points to the right </text:span><text:span text:style-name="T40">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page27" draw:style-name="dp1" draw:master-page-name="כותרת_20_בלבד" presentation:presentation-page-layout-name="AL4T19">
        <draw:custom-shape draw:name="Rectangle 3" draw:style-name="gr11" draw:text-style-name="P28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7.191cm" svg:x="0.71cm" svg:y="0.984cm">
          <text:p text:style-name="P19"><text:span text:style-name="T66">class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   </text:span><text:span text:style-name="T66">virtual</text:span><text:span text:style-name="T67"> </text:span><text:span text:style-name="T66">void</text:span><text:span text:style-name="T67"> f1();    </text:span><text:span text:style-name="T66">virtual</text:span><text:span text:style-name="T67"> </text:span><text:span text:style-name="T66">void</text:span><text:span text:style-name="T67"> f2();    </text:span><text:span text:style-name="T66">int</text:span><text:span text:style-name="T67"> _a; </text:span><text:span text:style-name="T67"><text:line-break/></text:span><text:span text:style-name="T67">}; </text:span></text:p>
          <text:p text:style-name="P19"><text:span text:style-name="T67"><text:line-break/></text:span><text:span text:style-name="T66">class</text:span><text:span text:style-name="T67"> B: </text:span><text:span text:style-name="T66">public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 <text:s/></text:span><text:span text:style-name="T66"><text:s/>void</text:span><text:span text:style-name="T67"> f1(); </text:span></text:p>
          <text:p text:style-name="P19"><text:span text:style-name="T67"><text:s text:c="3"/></text:span><text:span text:style-name="T66">virtual void</text:span><text:span text:style-name="T67"> f3();</text:span></text:p>
          <text:p text:style-name="P19"><text:span text:style-name="T67"><text:s text:c="3"/></text:span><text:span text:style-name="T66">void</text:span><text:span text:style-name="T67"> f4(); </text:span><text:span text:style-name="T67"><text:line-break/></text:span><text:span text:style-name="T67">   </text:span><text:span text:style-name="T66">int</text:span><text:span text:style-name="T67"> _b; </text:span><text:span text:style-name="T67"><text:line-break/></text:span><text:span text:style-name="T67">}; </text:span></text:p>
          <text:p text:style-name="P19"><text:span text:style-name="T67"><text:line-break/></text:span><text:span text:style-name="T67">A* a1= new A;</text:span></text:p>
          <text:p text:style-name="P19"><text:span text:style-name="T67">A* a2= new A;</text:span><text:span text:style-name="T67"><text:line-break/></text:span><text:span text:style-name="T67">A* a3= new B;</text:span></text:p>
          <text:p text:style-name="P19"><text:span text:style-name="T67">a1→f1();</text:span></text:p>
          <text:p text:style-name="P19"><text:span text:style-name="T67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9"><text:span text:style-name="T68">void A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9"><text:span text:style-name="T68">void A::f2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9"><text:span text:style-name="T68">void B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2.45cm" svg:height="1.098cm" svg:x="16.441cm" svg:y="6.853cm">
          <text:p text:style-name="P21"><text:span text:style-name="T70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0" draw:layer="layout" svg:width="0.969cm" svg:height="1.267cm" svg:x="16.46cm" svg:y="8.123cm">
          <text:p text:style-name="P21"><text:span text:style-name="T7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0" draw:layer="layout" svg:width="0.969cm" svg:height="1.267cm" svg:x="16.398cm" svg:y="11.95cm">
          <text:p text:style-name="P21"><text:span text:style-name="T7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0" draw:layer="layout" svg:width="3.386cm" svg:height="1.009cm" svg:x="11.492cm" svg:y="7.505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0" draw:layer="layout" svg:width="3.386cm" svg:height="1.009cm" svg:x="11.492cm" svg:y="8.515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0" draw:layer="layout" svg:width="2.576cm" svg:height="1.61cm" svg:x="9.326cm" svg:y="7.21cm">
            <text:p text:style-name="P19"><text:span text:style-name="T70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0" draw:layer="layout" svg:width="3.386cm" svg:height="1.009cm" svg:x="11.492cm" svg:y="13.057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0" draw:layer="layout" svg:width="3.386cm" svg:height="1.009cm" svg:x="11.492cm" svg:y="14.067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0" draw:layer="layout" svg:width="3.386cm" svg:height="1.009cm" svg:x="11.492cm" svg:y="15.077cm">
              <text:p text:style-name="P21"><text:span text:style-name="T70">_</text:span><text:span text:style-name="T70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0" draw:layer="layout" svg:width="2.576cm" svg:height="1.61cm" svg:x="9.33cm" svg:y="12.762cm">
            <text:p text:style-name="P19"><text:span text:style-name="T70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0" draw:layer="layout" svg:width="3.386cm" svg:height="1.009cm" svg:x="11.492cm" svg:y="10.279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0" draw:layer="layout" svg:width="3.386cm" svg:height="1.009cm" svg:x="11.492cm" svg:y="11.289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0" draw:layer="layout" svg:width="2.576cm" svg:height="1.61cm" svg:x="9.326cm" svg:y="9.984cm">
            <text:p text:style-name="P19"><text:span text:style-name="T70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9"><text:span text:style-name="T68">void B::f3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0" draw:layer="layout" svg:width="2.116cm" svg:height="1.009cm" svg:x="16.642cm" svg:y="13.07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0" draw:layer="layout" svg:width="2.116cm" svg:height="1.009cm" svg:x="16.642cm" svg:y="14.08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0" draw:layer="layout" svg:width="2.116cm" svg:height="1.009cm" svg:x="16.642cm" svg:y="15.09cm">
            <text:p text:style-name="P21"><text:span text:style-name="T70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0" draw:layer="layout" svg:width="2.116cm" svg:height="1.009cm" svg:x="16.642cm" svg:y="9.393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0" draw:layer="layout" svg:width="2.116cm" svg:height="1.009cm" svg:x="16.642cm" svg:y="10.403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5" draw:layer="layout" svg:width="1.684cm" svg:height="0.885cm" svg:x="14.918cm" svg:y="9.8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5" draw:layer="layout" svg:width="1.697cm" svg:height="4.419cm" svg:x="18.759cm" svg:y="5.4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5" draw:layer="layout" svg:width="1.697cm" svg:height="0.583cm" svg:x="18.759cm" svg:y="12.9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8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page28" draw:style-name="dp1" draw:master-page-name="כותרת_20_בלבד" presentation:presentation-page-layout-name="AL4T19">
        <draw:custom-shape draw:name="Rectangle 3" draw:style-name="gr19" draw:text-style-name="P28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7.189cm" svg:x="0.71cm" svg:y="0.984cm">
          <text:p text:style-name="P19"><text:span text:style-name="T66">class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   </text:span><text:span text:style-name="T66">virtual</text:span><text:span text:style-name="T67"> </text:span><text:span text:style-name="T66">void</text:span><text:span text:style-name="T67"> f1();    </text:span><text:span text:style-name="T66">virtual</text:span><text:span text:style-name="T67"> </text:span><text:span text:style-name="T66">void</text:span><text:span text:style-name="T67"> f2();    </text:span><text:span text:style-name="T66">int</text:span><text:span text:style-name="T67"> _a; </text:span><text:span text:style-name="T67"><text:line-break/></text:span><text:span text:style-name="T67">}; </text:span></text:p>
          <text:p text:style-name="P19"><text:span text:style-name="T67"><text:line-break/></text:span><text:span text:style-name="T66">class</text:span><text:span text:style-name="T67"> B: </text:span><text:span text:style-name="T66">public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   </text:span><text:span text:style-name="T66">virtual</text:span><text:span text:style-name="T67"> </text:span><text:span text:style-name="T66">void</text:span><text:span text:style-name="T67"> f1();    </text:span><text:span text:style-name="T66">virtual</text:span><text:span text:style-name="T67"> </text:span><text:span text:style-name="T66">void</text:span><text:span text:style-name="T67"> f3();    </text:span><text:span text:style-name="T66">void</text:span><text:span text:style-name="T67"> f4(); </text:span><text:span text:style-name="T67"><text:line-break/></text:span><text:span text:style-name="T67">   </text:span><text:span text:style-name="T66">int</text:span><text:span text:style-name="T67"> _b; </text:span><text:span text:style-name="T67"><text:line-break/></text:span><text:span text:style-name="T67">}; </text:span><text:span text:style-name="T67"><text:line-break/></text:span><text:span text:style-name="T67"><text:line-break/></text:span><text:span text:style-name="T67">A* a1= new A;</text:span></text:p>
          <text:p text:style-name="P19"><text:span text:style-name="T67">A* a2= new A; </text:span><text:span text:style-name="T67"><text:line-break/></text:span><text:span text:style-name="T67">A* a3= new B; <text:s/></text:span></text:p>
          <text:p text:style-name="P19"><text:span text:style-name="T67">a3→f3(); // comp.err.</text:span></text:p>
          <text:p text:style-name="P19"><text:span text:style-name="T67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19"><text:span text:style-name="T68">void A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19"><text:span text:style-name="T68">void A::f2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19"><text:span text:style-name="T68">void B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1" draw:layer="layout" svg:width="2.45cm" svg:height="1.098cm" svg:x="16.441cm" svg:y="6.853cm">
          <text:p text:style-name="P21"><text:span text:style-name="T70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1" draw:layer="layout" svg:width="0.969cm" svg:height="1.267cm" svg:x="16.46cm" svg:y="8.123cm">
          <text:p text:style-name="P21"><text:span text:style-name="T7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1" draw:layer="layout" svg:width="0.969cm" svg:height="1.267cm" svg:x="16.398cm" svg:y="11.95cm">
          <text:p text:style-name="P21"><text:span text:style-name="T7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2" draw:layer="layout" svg:width="3.386cm" svg:height="1.009cm" svg:x="11.492cm" svg:y="7.505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1" draw:layer="layout" svg:width="3.386cm" svg:height="1.009cm" svg:x="11.492cm" svg:y="8.515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2" draw:layer="layout" svg:width="2.576cm" svg:height="1.61cm" svg:x="9.326cm" svg:y="7.21cm">
            <text:p text:style-name="P19"><text:span text:style-name="T70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2" draw:layer="layout" svg:width="3.386cm" svg:height="1.009cm" svg:x="11.492cm" svg:y="13.057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1" draw:layer="layout" svg:width="3.386cm" svg:height="1.009cm" svg:x="11.492cm" svg:y="14.067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1" draw:layer="layout" svg:width="3.386cm" svg:height="1.009cm" svg:x="11.492cm" svg:y="15.077cm">
              <text:p text:style-name="P21"><text:span text:style-name="T70">_</text:span><text:span text:style-name="T70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2" draw:layer="layout" svg:width="2.576cm" svg:height="1.61cm" svg:x="9.33cm" svg:y="12.762cm">
            <text:p text:style-name="P19"><text:span text:style-name="T70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2" draw:layer="layout" svg:width="3.386cm" svg:height="1.009cm" svg:x="11.492cm" svg:y="10.279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1" draw:layer="layout" svg:width="3.386cm" svg:height="1.009cm" svg:x="11.492cm" svg:y="11.289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2" draw:layer="layout" svg:width="2.576cm" svg:height="1.61cm" svg:x="9.326cm" svg:y="9.984cm">
            <text:p text:style-name="P19"><text:span text:style-name="T70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19"><text:span text:style-name="T68">void B::f3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1" draw:layer="layout" svg:width="2.116cm" svg:height="1.009cm" svg:x="16.642cm" svg:y="13.07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1" draw:layer="layout" svg:width="2.116cm" svg:height="1.009cm" svg:x="16.642cm" svg:y="14.08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1" draw:layer="layout" svg:width="2.116cm" svg:height="1.009cm" svg:x="16.642cm" svg:y="15.09cm">
            <text:p text:style-name="P21"><text:span text:style-name="T70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1" draw:layer="layout" svg:width="2.116cm" svg:height="1.009cm" svg:x="16.642cm" svg:y="9.393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1" draw:layer="layout" svg:width="2.116cm" svg:height="1.009cm" svg:x="16.642cm" svg:y="10.403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5" draw:layer="layout" svg:width="1.684cm" svg:height="0.885cm" svg:x="14.918cm" svg:y="9.8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5" draw:layer="layout" svg:width="1.697cm" svg:height="4.419cm" svg:x="18.759cm" svg:y="5.4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5" draw:layer="layout" svg:width="1.697cm" svg:height="0.583cm" svg:x="18.759cm" svg:y="12.9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3" draw:layer="layout" svg:width="17.797cm" svg:height="2.599cm" svg:x="0.591cm" svg:y="0.449cm">
          <text:p text:style-name="P1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custom-shape draw:name="Rectangle 3" draw:style-name="gr31" draw:text-style-name="P35" draw:layer="layout" svg:width="9.468cm" svg:height="15.874cm" svg:x="14.986cm" svg:y="4.262cm">
          <text:p text:style-name="P34"><text:span text:style-name="T72">class Base { <text:s/>public: <text:s/>int x, y;</text:span></text:p>
          <text:p text:style-name="P34"><text:span text:style-name="T72"><text:s text:c="4"/></text:span><text:span text:style-name="T72">int f() { return 111; }</text:span></text:p>
          <text:p text:style-name="P34"><text:span text:style-name="T72"><text:s text:c="4"/></text:span><text:span text:style-name="T72">virtual int g() { return 222; }</text:span></text:p>
          <text:p text:style-name="P34"><text:span text:style-name="T72"><text:s text:c="4"/></text:span><text:span text:style-name="T72">virtual int h() { return 333;}</text:span></text:p>
          <text:p text:style-name="P34"><text:span text:style-name="T72">};</text:span></text:p>
          <text:p text:style-name="P34"><text:span text:style-name="T72">class Derived: public Base {</text:span></text:p>
          <text:p text:style-name="P34"><text:span text:style-name="T72"><text:s text:c="4"/></text:span><text:span text:style-name="T72">int g() { return 444; }</text:span></text:p>
          <text:p text:style-name="P34"><text:span text:style-name="T72">};</text:span></text:p>
          <text:p text:style-name="P34"><text:span text:style-name="T72">int main() {</text:span></text:p>
          <text:p text:style-name="P34"><text:span text:style-name="T72"><text:s text:c="4"/></text:span><text:span text:style-name="T72">Base* p = new Derived;</text:span></text:p>
          <text:p text:style-name="P34"><text:span text:style-name="T72"><text:s text:c="4"/></text:span><text:span text:style-name="T72">p-&gt;f();</text:span></text:p>
          <text:p text:style-name="P34"><text:span text:style-name="T72"><text:s text:c="4"/></text:span><text:span text:style-name="T72">p-&gt;g();</text:span></text:p>
          <text:p text:style-name="P34"><text:span text:style-name="T72"><text:s text:c="4"/></text:span><text:span text:style-name="T72">p-&gt;h();</text:span></text:p>
          <text:p text:style-name="P34"><text:span text:style-name="T72"><text:s text:c="4"/></text:span><text:span text:style-name="T72">delete p;</text:span></text:p>
          <text:p text:style-name="P34"><text:span text:style-name="T72"><text:s text:c="4"/></text:span><text:span text:style-name="T72">return 0;</text:span></text:p>
          <text:p text:style-name="P34"><text:span text:style-name="T72">}</text:span></text:p>
          <text:p text:style-name="P34"><text:span text:style-name="T7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6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29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in ctor/dtor -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custom-shape draw:name="Rectangle 3" draw:style-name="gr33" draw:text-style-name="P37" draw:layer="layout" svg:width="23.706cm" svg:height="15.874cm" svg:x="0.748cm" svg:y="4.262cm">
          <text:list text:style-name="L7">
            <text:list-item>
              <text:list>
                <text:list-item>
                  <text:p text:style-name="P34"><text:span text:style-name="T73">In the code of Base::</text:span><text:span text:style-name="T6">Base, the vptr is set to Base::vtable, so the calls are to the Base functions.</text:span></text:p>
                </text:list-item>
                <text:list-item>
                  <text:p text:style-name="P34"><text:span text:style-name="T6">Only </text:span><text:span text:style-name="T28">after </text:span><text:span text:style-name="T6">Base::Base is finished, Derived::Derived is called and sets the vptr to Derived::vtable.</text:span></text:p>
                </text:list-item>
                <text:list-item>
                  <text:p text:style-name="P34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0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24" draw:text-style-name="P37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4"><text:span text:style-name="T12">Time</text:span><text:span text:style-name="T6">: Calling a virtual method is more expensive </text:span><text:span text:style-name="T6">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4"><text:span text:style-name="T6">Two pointers are “chased” to get to the address of </text:span><text:span text:style-name="T6">the function</text:span></text:p>
                      </text:list-item>
                      <text:list-item>
                        <text:p text:style-name="P34"><text:span text:style-name="T6">No inlining</text:span></text:p>
                      </text:list-item>
                    </text:list>
                  </text:list-item>
                  <text:list-item>
                    <text:p text:style-name="P38"><text:span text:style-name="T12">Memory</text:span><text:span text:style-name="T6">: objects with virtual methods have an </text:span><text:span text:style-name="T6">additional fields (about 8 bytes).</text:span></text:p>
                  </text:list-item>
                  <text:list-item>
                    <text:p text:style-name="P38"><text:span text:style-name="T12">Conclusion</text:span><text:span text:style-name="T6">: Declare a function “virtual” only if you </text:span><text:span text:style-name="T6">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1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74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page3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5">class</text:span><text:span text:style-name="T76"> Base </text:span><text:span text:style-name="T76"><text:line-break/></text:span><text:span text:style-name="T76">{ </text:span><text:span text:style-name="T75">public</text:span><text:span text:style-name="T76">: </text:span><text:span text:style-name="T76"><text:line-break/></text:span><text:span text:style-name="T76">   ~Base(); </text:span><text:span text:style-name="T76"><text:line-break/></text:span><text:span text:style-name="T76">}; </text:span><text:span text:style-name="T76"><text:line-break/></text:span><text:span text:style-name="T75">class</text:span><text:span text:style-name="T76"> Derived : </text:span><text:span text:style-name="T75">public</text:span><text:span text:style-name="T76"> Base </text:span><text:span text:style-name="T76"><text:line-break/></text:span><text:span text:style-name="T76">{ </text:span><text:span text:style-name="T75">public</text:span><text:span text:style-name="T76">: </text:span><text:span text:style-name="T76"><text:line-break/></text:span><text:span text:style-name="T76">   ~Derived(); </text:span><text:span text:style-name="T76"><text:line-break/></text:span><text:span text:style-name="T76">}; </text:span><text:span text:style-name="T76"><text:line-break/></text:span><text:span text:style-name="T76">Base *p = </text:span><text:span text:style-name="T75">new</text:span><text:span text:style-name="T76"> Derived; </text:span><text:span text:style-name="T76"><text:line-break/></text:span><text:span text:style-name="T75">delete</text:span><text:span text:style-name="T76"> p; </text:span><text:span text:style-name="T76"><text:line-break/></text:span><text:span text:style-name="T77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9"><text:span text:style-name="T6"/></text:p>
            <text:list text:style-name="L3">
              <text:list-item>
                <text:p text:style-name="P39"><text:span text:style-name="T6">Destructor is like any other method</text:span></text:p>
              </text:list-item>
              <text:list-item>
                <text:p text:style-name="P39"><text:span text:style-name="T6">The example uses static resolution, and hence the </text:span><text:span text:style-name="T6">wrong destructor is called</text:span></text:p>
              </text:list-item>
              <text:list-item>
                <text:p text:style-name="P39"><text:span text:style-name="T6">To fix that, we need to declare virtual destructor </text:span><text:span text:style-name="T12">at </text:span><text:span text:style-name="T12">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page35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</text:span><text:span text:style-name="T22">virtual </text:span><text:span text:style-name="T23">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42">Which destructor is called? </text:span><text:span text:style-name="T78">Derived</text:span><text:span text:style-name="T79">::~</text:span><text:span text:style-name="T78">Derived</text:span><text:span text:style-name="T79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page36" draw:style-name="dp1" draw:master-page-name="שקופית_20_כותרת_5f_" presentation:presentation-page-layout-name="AL1T0">
        <draw:frame draw:name="Rectangle 2" presentation:style-name="pr25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re-virtual (abstract) </text:span><text:span text:style-name="T1"><text:line-break/></text:span><text:span text:style-name="T1">methods &amp; classes</text:span></text:p>
          </draw:text-box>
        </draw:frame>
        <draw:frame draw:name="כותרת משנה 3" presentation:style-name="pr26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27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8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Revisiting our example, we write:</text:span></text:p>
            <text:p text:style-name="P13"><text:span text:style-name="T42"/></text:p>
            <text:p text:style-name="P14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irtual</text:span><text:span text:style-name="T23"> ~Shape(); </text:span><text:span text:style-name="T80"><text:line-break/></text:span><text:span text:style-name="T80"> <text:s text:c="2"/></text:span><text:span text:style-name="T22">virtual</text:span><text:span text:style-name="T23"> </text:span><text:span text:style-name="T22">void</text:span><text:span text:style-name="T23"> draw() </text:span><text:span text:style-name="T22">const</text:span><text:span text:style-name="T23">; </text:span><text:span text:style-name="T80"><text:line-break/></text:span><text:span text:style-name="T80"> <text:s text:c="2"/></text:span><text:span text:style-name="T22">virtual</text:span><text:span text:style-name="T23"> </text:span><text:span text:style-name="T22">double</text:span><text:span text:style-name="T23"> area()</text:span><text:span text:style-name="T22"> const</text:span><text:span text:style-name="T23">; </text:span><text:span text:style-name="T80"><text:s/></text:span><text:span text:style-name="T80"><text:line-break/></text:span><text:span text:style-name="T23">}; </text:span><text:span text:style-name="T23"><text:line-break/></text:span><text:span text:style-name="T23"/></text:p>
            <text:p text:style-name="P14"><text:span text:style-name="T42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6" draw:text-style-name="P44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2"><text:span text:style-name="T81">In this example, we never want to deal with </text:span><text:span text:style-name="T81">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3"><text:span text:style-name="T81">Shape serves the role of an interface</text:span></text:p>
                  </text:list-item>
                </text:list>
              </text:list-item>
              <text:list-item>
                <text:p text:style-name="P42"><text:span text:style-name="T81">All shapes need to be specific shapes <text:s/></text:span><text:span text:style-name="T81">instances of derived classes of Shape.</text:span></text:p>
              </text:list-item>
              <text:list-item>
                <text:p text:style-name="P42"><text:span text:style-name="T81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implemented in </text:span><text:span text:style-name="T42">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80">// pure virtuals: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2">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double</text:span><text:span text:style-name="T23"> area() </text:span><text:span text:style-name="T22">const </text:span><text:span text:style-name="T23">= </text:span><text:span text:style-name="T82">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setName() = </text:span><text:span text:style-name="T82">0</text:span><text:span text:style-name="T23">; </text:span></text:p>
            <text:p text:style-name="P14"><text:span text:style-name="T23"><text:s text:c="3"/></text:span><text:span text:style-name="T23"><text:tab/></text:span><text:span text:style-name="T80">// dtor must have a body</text:span><text:span text:style-name="T80"><text:line-break/></text:span><text:span text:style-name="T80"> <text:s text:c="4"/>// (- it is called by derived dtor):</text:span><text:span text:style-name="T80"><text:line-break/></text:span><text:span text:style-name="T23"> <text:s text:c="2"/></text:span><text:span text:style-name="T23"><text:tab/></text:span><text:span text:style-name="T22">virtual</text:span><text:span text:style-name="T23"> ~Shape() {}</text:span></text:p>
            <text:p text:style-name="P14"><text:span text:style-name="T23"><text:s/></text:span><text:span text:style-name="T23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implemented in </text:span><text:span text:style-name="T42">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<text:tab/></text:span><text:span text:style-name="T80">// pure virtuals</text:span><text:span text:style-name="T23"> <text:s text:c="2"/></text:span></text:p>
            <text:p text:style-name="P14"><text:span text:style-name="T22"><text:s text:c="5"/></text:span><text:span text:style-name="T22">virtual</text:span><text:span text:style-name="T23"> ~Shape()=</text:span><text:span text:style-name="T82"> 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2">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2">0</text:span><text:span text:style-name="T23">; </text:span><text:span text:style-name="T80"><text:line-break/></text:span><text:span text:style-name="T23">};</text:span></text:p>
            <text:p text:style-name="P14"><text:span text:style-name="T22">inline</text:span><text:span text:style-name="T23"> Shape::~Shape() { } </text:span><text:span text:style-name="T83">// What?!</text:span></text:p>
            <text:p text:style-name="P14"><text:span text:style-name="T2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</text:span><text:span text:style-name="T84">must be implemented in </text:span><text:span text:style-name="T84">derived class, but it can be implemented in base also, </text:span><text:span text:style-name="T84">destructor will be called here so we must define it!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 <text:s text:c="3"/></text:span><text:span text:style-name="T23"><text:tab/></text:span><text:span text:style-name="T22">virtual</text:span><text:span text:style-name="T23"> ~Shape()=</text:span><text:span text:style-name="T82"> 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2">0</text:span><text:span text:style-name="T23">; </text:span><text:span text:style-name="T80"><text:line-break/></text:span><text:span text:style-name="T80"> <text:s text:c="2"/></text:span><text:span text:style-name="T80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2">0</text:span><text:span text:style-name="T23">; </text:span><text:span text:style-name="T80"><text:line-break/></text:span><text:span text:style-name="T23">};</text:span></text:p>
            <text:p text:style-name="P14"><text:span text:style-name="T22">inline</text:span><text:span text:style-name="T23"> Shape::~Shape() { } </text:span><text:span text:style-name="T83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</text:span><text:span text:style-name="T6">is an object that contains at least one Pure Virtual </text:span><text:span text:style-name="T6">method:</text:span></text:p>
            <text:p text:style-name="P13"><text:span text:style-name="T6"/></text:p>
            <text:p text:style-name="P14"><text:span text:style-name="T10">Shape* p; </text:span><text:span text:style-name="T85">// legal </text:span><text:span text:style-name="T85"><text:line-break/></text:span><text:span text:style-name="T10">Shape s; </text:span><text:span text:style-name="T86">// illegal</text:span><text:span text:style-name="T85"> </text:span></text:p>
            <text:p text:style-name="P14"><text:span text:style-name="T10">p = </text:span><text:span text:style-name="T15">new</text:span><text:span text:style-name="T10"> Shape; </text:span><text:span text:style-name="T86">// illegal</text:span><text:span text:style-name="T85"> </text:span><text:span text:style-name="T85"><text:line-break/></text:span><text:span text:style-name="T10">Circle c; </text:span><text:span text:style-name="T85">// legal </text:span><text:span text:style-name="T85"><text:line-break/></text:span><text:span text:style-name="T10">p = &amp;c; </text:span><text:span text:style-name="T85">// legal </text:span></text:p>
            <text:p text:style-name="P14"><text:span text:style-name="T10">p = new Circle; </text:span><text:span text:style-name="T85">// legal </text:span><text:span text:style-name="T85"><text:line-break/></text:span><text:span text:style-name="T85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draw:frame draw:name="כותרת 1" presentation:style-name="pr5" draw:text-style-name="P45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מציין מיקום תוכן 3" presentation:style-name="pr15" draw:text-style-name="P45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2"><text:span text:style-name="T87"><text:s/></text:span><text:span text:style-name="T87">To create an equivalent to java interface – </text:span><text:span text:style-name="T87">declare a base class with all methods pure </text:span><text:span text:style-name="T87">virtual and no fields.</text:span></text:p>
              </text:list-item>
            </text:list>
            <text:p text:style-name="P13"><text:span text:style-name="T87"/></text:p>
            <text:list text:continue-numbering="true" text:style-name="L11">
              <text:list-item>
                <text:p text:style-name="P13"><text:span text:style-name="T87"><text:s/></text:span><text:span text:style-name="T87">Inheritance can be used to hide </text:span><text:span text:style-name="T87">implementation. But, you will need a factory </text:span><text:span text:style-name="T87">and a pimpl pattern.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46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2"><text:span text:style-name="T12">If you have virtual methods in a class, always </text:span><text:span text:style-name="T12">declare its destructor virtual</text:span></text:p>
              </text:list-item>
              <text:list-item>
                <text:p text:style-name="P42"><text:span text:style-name="T12">Never call virtual methods during construction </text:span><text:span text:style-name="T12">and destruction</text:span></text:p>
              </text:list-item>
              <text:list-item>
                <text:p text:style-name="P42"><text:span text:style-name="T12">Use pure virtual classes without any fields to </text:span><text:span text:style-name="T12">define interfaces</text:span></text:p>
                <text:p text:style-name="P42"><text:span text:style-name="T12"/></text:p>
              </text:list-item>
            </text:list>
          </draw:text-box>
        </draw:frame>
        <presentation:notes draw:style-name="dp5">
          <draw:frame draw:name="Rectangle 7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88"><text:page-number>22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4" presentation:class="page"/>
          <draw:frame draw:name="Rectangle 3" presentation:style-name="pr29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rivate Pure Virtual 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Legal and often used, derived objects must implement but cannot </text:span><text:span text:style-name="T42">use:</text:span></text:p>
            <text:p text:style-name="P14"><text:span text:style-name="T7">class</text:span><text:span text:style-name="T8"> Shape { </text:span><text:span text:style-name="T7">private</text:span><text:span text:style-name="T8">:</text:span></text:p>
            <text:p text:style-name="P14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89">0</text:span><text:span text:style-name="T8">;</text:span></text:p>
            <text:p text:style-name="P14"><text:span text:style-name="T8"><text:s text:c="3"/></text:span><text:span text:style-name="T7">static int </text:span><text:span text:style-name="T8">g_numDraws;</text:span></text:p>
            <text:p text:style-name="P14"><text:span text:style-name="T7">public</text:span><text:span text:style-name="T8">:</text:span></text:p>
            <text:p text:style-name="P14"><text:span text:style-name="T7">void</text:span><text:span text:style-name="T8"> draw()</text:span><text:span text:style-name="T7"> const </text:span><text:span text:style-name="T8">{</text:span></text:p>
            <text:p text:style-name="P14"><text:span text:style-name="T8"><text:s/></text:span><text:span text:style-name="T8"><text:tab/></text:span><text:span text:style-name="T8">++g_numDraws;</text:span></text:p>
            <text:p text:style-name="P14"><text:span text:style-name="T8"><text:tab/></text:span><text:span text:style-name="T8">drawImpl();</text:span></text:p>
            <text:p text:style-name="P14"><text:span text:style-name="T8">}</text:span><text:span text:style-name="T8"><text:line-break/></text:span><text:span text:style-name="T7">static</text:span><text:span text:style-name="T8"> </text:span><text:span text:style-name="T7">int</text:span><text:span text:style-name="T8"> numDraws() </text:span><text:span text:style-name="T7">const</text:span><text:span text:style-name="T8"> { return 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draw:page draw:name="C++ pimp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22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90">In List.h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89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90">In main.cpp:</text:span><text:span text:style-name="T90"><text:line-break/></text:span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20" draw:layer="layout" svg:width="12.064cm" svg:height="15.874cm" svg:x="12.954cm" svg:y="1.652cm">
          <text:p text:style-name="P14"><text:span text:style-name="T90">In List.cpp file:</text:span></text:p>
          <text:p text:style-name="P14"><text:span text:style-name="T66">class</text:span><text:span text:style-name="T67"> ListImpl: </text:span><text:span text:style-name="T66">public </text:span><text:span text:style-name="T67">List </text:span><text:span text:style-name="T51">{</text:span></text:p>
          <text:p text:style-name="P14"><text:span text:style-name="T51"><text:s text:c="3"/></text:span><text:span text:style-name="T50">int*</text:span><text:span text:style-name="T51"> theInts;</text:span></text:p>
          <text:p text:style-name="P14"><text:span text:style-name="T51"><text:s text:c="3"/></text:span><text:span text:style-name="T50">int</text:span><text:span text:style-name="T51"> numInts;</text:span><text:span text:style-name="T51"><text:line-break/></text:span><text:span text:style-name="T50">public</text:span><text:span text:style-name="T51">:</text:span></text:p>
          <text:p text:style-name="P14"><text:span text:style-name="T51"><text:s text:c="3"/></text:span><text:span text:style-name="T51">ListImpl(): theInts </text:span><text:span text:style-name="T51"><text:line-break/></text:span><text:span text:style-name="T51"> <text:s text:c="4"/>(new int[…]) {...}</text:span><text:span text:style-name="T51"><text:line-break/></text:span><text:span text:style-name="T51"> <text:s text:c="2"/></text:span><text:span text:style-name="T50">void</text:span><text:span text:style-name="T51"> Add() { … }</text:span><text:span text:style-name="T51"><text:line-break/></text:span><text:span text:style-name="T51">}; </text:span></text:p>
          <text:p text:style-name="P14"><text:span text:style-name="T51">List* List::make() { </text:span><text:span text:style-name="T51"><text:line-break/></text:span><text:span text:style-name="T51">   </text:span><text:span text:style-name="T50">return</text:span><text:span text:style-name="T51"> </text:span><text:span text:style-name="T50">new</text:span><text:span text:style-name="T51"> ListImpl; </text:span><text:span text:style-name="T51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5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6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22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07">7/5/20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22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</text:span><text:span text:style-name="MT5">סגנון כותרת של </text:span><text:span text:style-name="MT5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</text:span><text:span text:style-name="MT6">סגנון כותרת של </text:span><text:span text:style-name="MT6">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22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</text:span><text:span text:style-name="MT7">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h </text:span><text:span text:style-name="MT7">Outline </text:span><text:span text:style-name="MT7">Level</text:span><text:span text:style-name="MT7">לחץ כדי </text:span><text:span text:style-name="MT7">לערוך סגנונות </text:span><text:span text:style-name="MT7">טקסט של </text:span><text:span text:style-name="MT7">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</text:span><text:span text:style-name="MT9">שלישית</text:span></text:p>
                                              <text:list>
                                                <text:list-item>
                                                  <text:p text:style-name="MP20"><text:span text:style-name="MT9">רמה </text:span><text:span text:style-name="MT9">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</text:span><text:span text:style-name="MT9">חמיש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</text:span><text:span text:style-name="MT6">סגנון כותרת של </text:span><text:span text:style-name="MT6">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22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</text:span><text:span text:style-name="MT7">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h </text:span><text:span text:style-name="MT7">Outline </text:span><text:span text:style-name="MT7">Level</text:span><text:span text:style-name="MT7">לחץ כדי </text:span><text:span text:style-name="MT7">לערוך סגנונות </text:span><text:span text:style-name="MT7">טקסט של </text:span><text:span text:style-name="MT7">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</text:span><text:span text:style-name="MT9">שלישית</text:span></text:p>
                                              <text:list>
                                                <text:list-item>
                                                  <text:p text:style-name="MP20"><text:span text:style-name="MT9">רמה </text:span><text:span text:style-name="MT9">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</text:span><text:span text:style-name="MT9">חמיש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</text:span><text:span text:style-name="MT7">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</text:span><text:span text:style-name="MT7">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</text:span><text:span text:style-name="MT6">סגנון כותרת של </text:span><text:span text:style-name="MT6">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07">7/5/20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22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07">7/5/20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22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</text:span><text:span text:style-name="MT5">סגנון כותרת של </text:span><text:span text:style-name="MT5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67</meta:editing-cycles>
    <meta:print-date>1999-11-04T13:06:28</meta:print-date>
    <meta:creation-date>1999-10-10T10:49:40</meta:creation-date>
    <dc:date>2020-05-07T09:40:26.721906868</dc:date>
    <meta:editing-duration>P29DT5H22M41S</meta:editing-duration>
    <meta:generator>LibreOffice/6.2.8.2$Linux_X86_64 LibreOffice_project/20$Build-2</meta:generator>
    <dc:creator>Erel Segal-Halevi</dc:creator>
    <meta:document-statistic meta:object-count="46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